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8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ffffff" fo:border="0.74pt solid #000000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column table:style-name="co4" table:number-columns-repeated="4" table:default-cell-style-name="ce28"/>
        <table:table-column table:style-name="co5" table:default-cell-style-name="ce28"/>
        <table:table-column table:style-name="co6" table:default-cell-style-name="ce31"/>
        <table:table-column table:style-name="co7" table:default-cell-style-name="ce33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6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29" office:value-type="string" calcext:value-type="string">
            <text:p>Pregunta D</text:p>
          </table:table-cell>
          <table:table-cell table:style-name="ce29" office:value-type="string" calcext:value-type="string">
            <text:p>Pregunta E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 office:value-type="string" calcext:value-type="string">
            <text:p>matriz identidad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3:.G3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B</text:p>
          </table:table-cell>
          <table:table-cell table:style-name="ce27" office:value-type="string" calcext:value-type="string">
            <text:p>menor de los elementos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4:.G4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C</text:p>
          </table:table-cell>
          <table:table-cell table:style-name="ce27" office:value-type="string" calcext:value-type="string">
            <text:p>invertir vector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5:.G5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D</text:p>
          </table:table-cell>
          <table:table-cell table:style-name="ce27" office:value-type="string" calcext:value-type="string">
            <text:p>imprimir arreglos y matrices</text:p>
          </table:table-cell>
          <table:table-cell table:style-name="ce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6:.G6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E</text:p>
          </table:table-cell>
          <table:table-cell table:style-name="ce27" office:value-type="string" calcext:value-type="string">
            <text:p>clase de prueba</text:p>
          </table:table-cell>
          <table:table-cell table:style-name="ce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7:.G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/>
          <table:table-cell table:formula="of:=SUM([.L2:.L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8:.G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table:number-columns-repeated="5"/>
          <table:table-cell table:formula="of:=SUM([.C9:.G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0:.G10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table:number-columns-repeated="5"/>
          <table:table-cell table:formula="of:=SUM([.C11:.G1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JEREMY JOSE ESPINOZA MADRIGAL</text:p>
          </table:table-cell>
          <table:table-cell table:style-name="ce11" office:value-type="string" calcext:value-type="string">
            <text:p>C02768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C12:.G12])" office:value-type="float" office:value="57" calcext:value-type="float">
            <text:p>57</text:p>
          </table:table-cell>
          <table:table-cell/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3:.G1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5"/>
          <table:table-cell table:formula="of:=SUM([.C14:.G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5:.G1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6:.G1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7:.G1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8:.G1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9:.G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20:.G2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JOSE ALBERTO MURILLO CHAVES</text:p>
          </table:table-cell>
          <table:table-cell table:style-name="ce11" office:value-type="string" calcext:value-type="string">
            <text:p>C0542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C21:.G21])" office:value-type="float" office:value="57" calcext:value-type="float">
            <text:p>57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22:.G22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table:number-columns-repeated="5"/>
          <table:table-cell table:formula="of:=SUM([.C23:.G2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number-columns-repeated="5"/>
          <table:table-cell table:formula="of:=SUM([.C24:.G2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5"/>
          <table:table-cell table:formula="of:=SUM([.C25:.G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4:30:08.1683636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07T14:31:39.509384908</dc:date>
    <meta:editing-duration>PT58M57S</meta:editing-duration>
    <meta:editing-cycles>13</meta:editing-cycles>
    <meta:generator>LibreOffice/6.4.6.2$Linux_X86_64 LibreOffice_project/40$Build-2</meta:generator>
    <meta:document-statistic meta:table-count="1" meta:cell-count="199" meta:object-count="0"/>
  </office:meta>
</office:document-meta>
</file>